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Nimbus Sans L"/>
    </style:style>
    <style:style style:name="P2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font-name="Nimbus Sans L" fo:font-size="14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14%" style:writing-mode="lr-tb"/>
      <style:text-properties style:font-name="Nimbus Sans 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.2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.25pt" fo:font-style="normal" style:text-underline-style="none" fo:font-weight="normal" officeooo:rsid="00194c7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.25pt" fo:font-style="normal" style:text-underline-style="none" fo:font-weight="normal" officeooo:rsid="001980d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.25pt" fo:font-style="normal" style:text-underline-style="none" fo:font-weight="normal" officeooo:rsid="0019875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.25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.2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ize="14.25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4.25pt" fo:font-style="normal" style:text-underline-style="none" fo:font-weight="normal" officeooo:rsid="00194c7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ize="14.25pt" fo:font-style="normal" style:text-underline-style="none" fo:font-weight="normal" officeooo:rsid="0019875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4.25pt" fo:font-style="normal" style:text-underline-style="none" fo:font-weight="normal" officeooo:rsid="001980d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4.25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4.2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252525" style:text-line-through-style="none" style:text-line-through-type="none" style:font-name="Arial" fo:font-size="14.25pt" fo:font-style="normal" style:text-underline-style="none" fo:font-weight="bold" style:text-blinking="false" fo:background-color="#ffffff" loext:char-shading-value="0"/>
    </style:style>
    <style:style style:name="T15" style:family="text">
      <style:text-properties fo:font-variant="normal" fo:text-transform="none" fo:color="#252525" style:text-line-through-style="none" style:text-line-through-type="none" style:font-name="Arial" fo:font-size="14.25pt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16" style:family="text">
      <style:text-properties fo:font-variant="normal" fo:text-transform="none" fo:color="#252525" style:text-line-through-style="none" style:text-line-through-type="none" style:font-name="Arial" fo:font-size="14.25pt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252525" style:text-line-through-style="none" style:text-line-through-type="none" style:font-name="Arial" fo:font-size="14.25pt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18" style:family="text">
      <style:text-properties fo:font-variant="normal" fo:text-transform="none" fo:color="#252525" style:text-line-through-style="none" style:text-line-through-type="none" style:text-underline-style="none" style:text-blinking="false" fo:background-color="#ffffff" loext:char-shading-value="0"/>
    </style:style>
    <style:style style:name="T19" style:family="text">
      <style:text-properties fo:font-variant="normal" fo:text-transform="none" fo:color="#252525" style:text-line-through-style="none" style:text-line-through-type="none" style:text-underline-style="none" officeooo:rsid="00194c7a" style:text-blinking="false" fo:background-color="#ffffff" loext:char-shading-value="0"/>
    </style:style>
    <style:style style:name="T20" style:family="text">
      <style:text-properties fo:font-variant="normal" fo:text-transform="none" fo:color="#252525" style:text-line-through-style="none" style:text-line-through-type="none" fo:font-size="14.25pt" fo:font-style="normal" style:text-underline-style="none" fo:font-weight="bold" style:text-blinking="false" fo:background-color="#ffffff" loext:char-shading-value="0"/>
    </style:style>
    <style:style style:name="T21" style:family="text">
      <style:text-properties fo:font-variant="normal" fo:text-transform="none" fo:color="#252525" style:text-line-through-style="none" style:text-line-through-type="none" fo:font-size="14.25pt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22" style:family="text">
      <style:text-properties fo:font-variant="normal" fo:text-transform="none" fo:color="#252525" style:text-line-through-style="none" style:text-line-through-type="none" fo:font-size="14.25pt" fo:font-style="normal" style:text-underline-style="none" fo:font-weight="normal" style:text-blinking="false" fo:background-color="#ffffff" loext:char-shading-value="0"/>
    </style:style>
    <style:style style:name="T23" style:family="text">
      <style:text-properties officeooo:rsid="00194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d82d7f7f-9e03-24b9-1e18-8a27b96f0a34"/>Joshua Pedowitz</text:p>
      <text:p text:style-name="P2">#YOCO Formal Grammar</text:p>
      <text:p text:style-name="P2"/>
      <text:p text:style-name="P2">program --<text:span text:style-name="T23">&gt;</text:span> block | function | yoco</text:p>
      <text:p text:style-name="P3"><text:span text:style-name="T8">yoco --</text:span><text:span text:style-name="T9">&gt;</text:span><text:span text:style-name="T8"> </text:span><text:span text:style-name="T12">YOCO():</text:span><text:span text:style-name="T7"> </text:span><text:span text:style-name="T8">block </text:span><text:span text:style-name="T12">end!</text:span></text:p>
      <text:p text:style-name="P3"><text:span text:style-name="T9">f</text:span><text:span text:style-name="T8">unction --</text:span><text:span text:style-name="T9">&gt;</text:span><text:span text:style-name="T8"> type </text:span><text:span text:style-name="T12">ID</text:span><text:span text:style-name="T7"> </text:span><text:span text:style-name="T8">(param): block </text:span><text:span text:style-name="T12">end!</text:span></text:p>
      <text:p text:style-name="P3"><text:span text:style-name="T9">p</text:span><text:span text:style-name="T8">aram --</text:span><text:span text:style-name="T9">&gt;</text:span><text:span text:style-name="T8"> (type </text:span><text:span text:style-name="T12">#CONST, </text:span><text:span text:style-name="T8">param) | (type </text:span><text:span text:style-name="T12">#CONST</text:span><text:span text:style-name="T8">) | </text:span><text:span text:style-name="T20">ε</text:span></text:p>
      <text:p text:style-name="P2">block --<text:span text:style-name="T23">&gt;</text:span> decls stmts</text:p>
      <text:p text:style-name="P3"><text:span text:style-name="T8">decls --</text:span><text:span text:style-name="T9">&gt;</text:span><text:span text:style-name="T8"> decls decl | </text:span><text:span text:style-name="T20">ε</text:span></text:p>
      <text:p text:style-name="P3"><text:span text:style-name="T22">decla</text:span><text:span text:style-name="T18"> --</text:span><text:span text:style-name="T19">&gt;</text:span><text:span text:style-name="T20"> </text:span><text:span text:style-name="T21">#</text:span><text:span text:style-name="T20">CONST!</text:span></text:p>
      <text:p text:style-name="P3"><text:span text:style-name="T9">d</text:span><text:span text:style-name="T8">ecl --</text:span><text:span text:style-name="T9">&gt;</text:span><text:span text:style-name="T8"> glob </text:span><text:span text:style-name="T13">#</text:span><text:span text:style-name="T12">CONST!</text:span><text:span text:style-name="T7"> </text:span><text:span text:style-name="T8">| glob </text:span><text:span text:style-name="T12">#CONST, </text:span><text:span text:style-name="T8">decla | glob #</text:span><text:span text:style-name="T12">CONST @ </text:span><text:span text:style-name="T8">join</text:span><text:span text:style-name="T12">!</text:span></text:p>
      <text:p text:style-name="P3"><text:span text:style-name="T8">| glob </text:span><text:span text:style-name="T12">#CONST, </text:span><text:span text:style-name="T8">decla </text:span><text:span text:style-name="T12">@</text:span><text:span text:style-name="T7"> </text:span><text:span text:style-name="T8">join</text:span><text:span text:style-name="T12">!</text:span></text:p>
      <text:p text:style-name="P3"><text:span text:style-name="T9">g</text:span><text:span text:style-name="T8">lob --</text:span><text:span text:style-name="T9">&gt;</text:span><text:span text:style-name="T8"> </text:span><text:span text:style-name="T12">global</text:span><text:span text:style-name="T7"> </text:span><text:span text:style-name="T8">type | type</text:span></text:p>
      <text:p text:style-name="P3"><text:span text:style-name="T8">type --</text:span><text:span text:style-name="T9">&gt;</text:span><text:span text:style-name="T8"> type[ </text:span><text:span text:style-name="T12">num .. num</text:span><text:span text:style-name="T8">]</text:span><text:span text:style-name="T7"> </text:span><text:span text:style-name="T8">| </text:span><text:span text:style-name="T12">int | yono</text:span></text:p>
      <text:p text:style-name="P3"><text:span text:style-name="T12"/></text:p>
      <text:p text:style-name="P3"><text:span text:style-name="T8">stmts --</text:span><text:span text:style-name="T9">&gt;</text:span><text:span text:style-name="T8"> stmts stmt | </text:span><text:span text:style-name="T20">ε</text:span></text:p>
      <text:p text:style-name="P3"><text:span text:style-name="T8">stmt --</text:span><text:span text:style-name="T10">&gt;</text:span><text:span text:style-name="T8"> </text:span><text:span text:style-name="T12">if </text:span><text:span text:style-name="T8">( bool ): stmt </text:span><text:span text:style-name="T12">end!</text:span></text:p>
      <text:p text:style-name="P3"><text:span text:style-name="T7">           </text:span><text:span text:style-name="T8">| </text:span><text:span text:style-name="T12">if</text:span><text:span text:style-name="T7"> </text:span><text:span text:style-name="T8">( bool ): stmt </text:span><text:span text:style-name="T12">end!</text:span><text:span text:style-name="T7"> </text:span><text:span text:style-name="T8">els</text:span><text:span text:style-name="T12">:</text:span><text:span text:style-name="T7"> </text:span><text:span text:style-name="T8">stmt </text:span><text:span text:style-name="T12">end!</text:span></text:p>
      <text:p text:style-name="P3"><text:span text:style-name="T7">           </text:span><text:span text:style-name="T8">| </text:span><text:span text:style-name="T12">while </text:span><text:span text:style-name="T8">( bool ): stmt </text:span><text:span text:style-name="T12">end!</text:span></text:p>
      <text:p text:style-name="P3"><text:span text:style-name="T7">           </text:span><text:span text:style-name="T12">| </text:span><text:span text:style-name="T8">block</text:span></text:p>
      <text:p text:style-name="P3"><text:span text:style-name="T7">           </text:span><text:span text:style-name="T8">| loc </text:span><text:span text:style-name="T12">@</text:span><text:span text:style-name="T7"> </text:span><text:span text:style-name="T8">bool</text:span><text:span text:style-name="T12">!</text:span></text:p>
      <text:p text:style-name="P3"><text:span text:style-name="T7">           </text:span><text:span text:style-name="T12">| retweet</text:span><text:span text:style-name="T7"> </text:span><text:span text:style-name="T8">bool</text:span><text:span text:style-name="T12">!</text:span></text:p>
      <text:p text:style-name="P3"><text:span text:style-name="T9">e</text:span><text:span text:style-name="T8">ls --</text:span><text:span text:style-name="T9">&gt;</text:span><text:span text:style-name="T8"> </text:span><text:span text:style-name="T12">else if</text:span><text:span text:style-name="T8">: stmt </text:span><text:span text:style-name="T12">end!</text:span><text:span text:style-name="T7"> </text:span><text:span text:style-name="T8">| </text:span><text:span text:style-name="T12">else if: </text:span><text:span text:style-name="T7"> </text:span><text:span text:style-name="T8">stmt </text:span><text:span text:style-name="T12">end! else:</text:span><text:span text:style-name="T7"> </text:span><text:span text:style-name="T8">stmt </text:span><text:span text:style-name="T12">end!</text:span></text:p>
      <text:p text:style-name="P3"><text:span text:style-name="T8">| </text:span><text:span text:style-name="T12">else:</text:span><text:span text:style-name="T7"> </text:span><text:span text:style-name="T8">stmt </text:span><text:span text:style-name="T12">end!</text:span></text:p>
      <text:p text:style-name="P3"><text:span text:style-name="T9">l</text:span><text:span text:style-name="T8">oc --</text:span><text:span text:style-name="T9">&gt;</text:span><text:span text:style-name="T8"> loc [ bool ] | </text:span><text:span text:style-name="T12">ID</text:span></text:p>
      <text:p text:style-name="P3"><text:span text:style-name="T8">bool --</text:span><text:span text:style-name="T11">&gt;</text:span><text:span text:style-name="T8"> bool </text:span><text:span text:style-name="T12">or</text:span><text:span text:style-name="T7"> </text:span><text:span text:style-name="T8">join | join</text:span></text:p>
      <text:p text:style-name="P3"><text:span text:style-name="T8">join --</text:span><text:span text:style-name="T11">&gt;</text:span><text:span text:style-name="T8"> join </text:span><text:span text:style-name="T12">and</text:span><text:span text:style-name="T7"> </text:span><text:span text:style-name="T8">equality | equality</text:span></text:p>
      <text:p text:style-name="P3"><text:span text:style-name="T8">equality --</text:span><text:span text:style-name="T11">&gt;</text:span><text:span text:style-name="T8"> equality </text:span><text:span text:style-name="T12">like </text:span><text:span text:style-name="T8">rel | equality </text:span><text:span text:style-name="T12">not like</text:span><text:span text:style-name="T7"> </text:span><text:span text:style-name="T8">rel | rel</text:span></text:p>
      <text:p text:style-name="P3"><text:span text:style-name="T8">rel --</text:span><text:span text:style-name="T11">&gt;</text:span><text:span text:style-name="T8"> expr </text:span><text:span text:style-name="T12">&lt;</text:span><text:span text:style-name="T7"> </text:span><text:span text:style-name="T8">expr | expr </text:span><text:span text:style-name="T12">&lt;= </text:span><text:span text:style-name="T8">expr | expr </text:span><text:span text:style-name="T12">&gt; </text:span><text:span text:style-name="T8">expr | expr </text:span><text:span text:style-name="T12">&gt;=</text:span><text:span text:style-name="T7"> </text:span><text:span text:style-name="T8">expr | expr</text:span></text:p>
      <text:p text:style-name="P3"><text:span text:style-name="T8">expr --</text:span><text:span text:style-name="T11">&gt;</text:span><text:span text:style-name="T8"> expr </text:span><text:span text:style-name="T12">+ </text:span><text:span text:style-name="T8">term | expr </text:span><text:span text:style-name="T7">– </text:span><text:span text:style-name="T8">term | term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owitz </meta:initial-creator>
    <meta:creation-date>2014-09-22T11:37:52.111870406</meta:creation-date>
    <dc:date>2014-09-22T11:45:11.954000703</dc:date>
    <dc:creator>Pedowitz </dc:creator>
    <meta:editing-duration>PT5M24S</meta:editing-duration>
    <meta:editing-cycles>4</meta:editing-cycles>
    <meta:generator>LibreOffice/4.2.6.2$Linux_X86_64 LibreOffice_project/420$Build-2</meta:generator>
    <meta:printed-by>Pedowitz </meta:printed-by>
    <meta:print-date>2014-09-22T11:44:01.546528139</meta:print-date>
    <meta:document-statistic meta:table-count="0" meta:image-count="0" meta:object-count="0" meta:page-count="1" meta:paragraph-count="28" meta:word-count="222" meta:character-count="960" meta:non-whitespace-character-count="728"/>
  </office:meta>
</office:document-meta>
</file>